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ClassLoader.getResourceFromModu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ClassLoader.getR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ClassLoader.findR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ClassLoader.getDexFileClass( JarContent content , String name , ClassLoader 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entClassLoader.loadClass( String name , boolean resol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ntClassLoader.findLibr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lassLoader.ContentClassLoader( ContentLoaderImpl contentLoader , ProtectionDomain protection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ClassLoader.find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ClassLoader.findClass( String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ContentClassLoader.loadClassFromModu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ClassLoa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lassLoader.getConten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